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Verdana" svg:font-family="Verdana"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itle">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normal" style:font-style-asian="normal" style:font-style-complex="normal"/>
    </style:style>
    <style:style style:name="T4" style:family="text">
      <style:text-properties fo:font-size="9pt" style:font-size-asian="9pt" style:font-size-complex="9pt"/>
    </style:style>
    <style:style style:name="T5" style:family="text">
      <style:text-properties fo:font-size="9pt" fo:background-color="#ffff00" style:font-size-asian="9pt" style:font-size-complex="9pt"/>
    </style:style>
    <style:style style:name="T6" style:family="text">
      <style:text-properties fo:font-size="9pt" fo:background-color="#ffd320"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e Study: Adding a New Element to GNX</text:p>
      <text:p text:style-name="Standard">Stephen Leach &lt;<text:a xlink:type="simple" xlink:href="mailto:stephen.leach@steelypip.com">stephen.leach@steelypip.com</text:a>&gt;</text:p>
      <text:p text:style-name="Standard"/>
      <text:h text:style-name="Heading_20_1" text:outline-level="1">Overview</text:h>
      <text:p text:style-name="Standard">At the heart of the Ginger toolchain is the Ginger XML representation of a syntax tree. This is not likely to change very often and when it does the repercussions are widespread. This note documents how I added a new <text:span text:style-name="Source_20_Text">assert</text:span> element.</text:p>
      <text:h text:style-name="Heading_20_1" text:outline-level="1">Design of the New Element</text:h>
      <text:p text:style-name="Standard">The behaviour of the assert element is to cause an exception unless a constraint is satisfied at runtime. There are two very important runtime conditions (i.e. use-cases) that it has to capture: a single result and a single, boolean result.</text:p>
      <text:p text:style-name="Standard">These constraints are generalised to an arity check and a type check, since we would like our new element to be a bit more general. And we represent the constraints with attributes: <text:span text:style-name="Source_20_Text">n="</text:span><text:span text:style-name="Source_20_Text"><text:span text:style-name="T1">num results</text:span></text:span><text:span text:style-name="Source_20_Text">"</text:span> and <text:span text:style-name="Source_20_Text">type="</text:span><text:span text:style-name="Source_20_Text"><text:span text:style-name="T1">type expression</text:span></text:span><text:span text:style-name="Source_20_Text">"</text:span>.</text:p>
      <text:p text:style-name="Standard">Why use attributes to represent these constraints? Because it is important that the asserts of <text:span text:style-name="Source_20_Text">n=”1”</text:span> and <text:span text:style-name="Source_20_Text">type=”bool”</text:span> are easy to recognise and efficient to represent.</text:p>
      <text:h text:style-name="Heading_20_1" text:outline-level="1">Plan of Action</text:h>
      <text:p text:style-name="Standard">The new element certainly affects appginger, since it may be passed down to appginger if the simplifier cannot eliminate it. It also has to be recognised by the simplifier and eliminated if possible. </text:p>
      <text:p text:style-name="Standard">The other components have no understanding of GNX and so they are not affected. We will make use of the new element when implementing element syntax in common2gnx but this is a use of the new element, not part and parcel of it.</text:p>
      <text:p text:style-name="Standard">In the usual Agile fashion, we will only implement the bare-minimum functionality for the use-cases we actually have. So we will only recognise <text:span text:style-name="Source_20_Text">n=”1”</text:span> and <text:span text:style-name="Source_20_Text">type=”bool”</text:span>!</text:p>
      <text:h text:style-name="Heading_20_1" text:outline-level="1">Adding the New Element to the AppGinger Virtual Machine</text:h>
      <text:h text:style-name="Heading_20_2" text:outline-level="2">Making the Change</text:h>
      <text:p text:style-name="Standard">At the time of writing, the internal representation of the abstract syntax tree in appginger is fairly ugly. But this is not the time to refactor that! What we need to do is add two very simple new types of node: one for checking a single argument and the other for checking a single, boolean argument.</text:p>
      <text:p text:style-name="Standard"><text:soft-page-break/>To do this you need to add two new values to enum Functor. This is actually defined via an X-macro in ${APPGINGER}/hpp/functor.xdef. X-macros are a venerable C programmers hack (see <text:a xlink:type="simple" xlink:href="http://drdobbs.com/blogs/cpp/228700289">http://drdobbs.com/blogs/cpp/228700289</text:a>). We add the following lines to that file – the change is highlighted and some surrounding lines are supplied as context. The first value is the name for the enum and the second value is a print-string for error messages.</text:p>
      <text:p text:style-name="Standard"/>
      <text:p text:style-name="Standard"><text:span text:style-name="Source_20_Text">X( fnc_args, "args" )<text:line-break/>X( fnc_arrow, "arrow" )<text:line-break/></text:span><text:span text:style-name="Source_20_Text"><text:span text:style-name="T2">X( fnc_assert_single, "assert_single" )<text:line-break/>X( fnc_assert_bool, "assert_bool" )</text:span></text:span><text:span text:style-name="Source_20_Text"><text:line-break/>X( fnc_assign, "assign" )<text:line-break/>X( fnc_bind, "bind" )</text:span></text:p>
      <text:p text:style-name="Standard"/>
      <text:p text:style-name="Standard">This allows us to build two new types of <text:span text:style-name="T1">term</text:span><text:span text:style-name="T3"> that has a single child expression. That gets put into ${APPGINGER}/cpp/read_xml.cpp – a section of code that is due for retirement. But again this is not the time to indulge in the righteous correction of old sins.</text:span></text:p>
      <text:p text:style-name="Standard">The function <text:line-break/><text:tab/><text:span text:style-name="Source_20_Text">Term mnxToTerm( shared&lt; Ginger::Mnx &gt; mnx )</text:span><text:line-break/>is responsible for translating from the MNX structure into the internal Term structure. It is this function that needs to be extended with a couple of extra cases. Again here is the section inserted along with a little surrounding context.</text:p>
      <text:p text:style-name="Standard"/>
      <text:p text:style-name="Standard"><text:span text:style-name="Source_20_Text"><text:span text:style-name="T4">} else if ( name == "vector" ) {<text:line-break/><text:tab/>vector&lt; Term &gt; kids;<text:line-break/><text:tab/>fillKids( mnx, kids );<text:line-break/><text:tab/>return makeSysApp( "newVector", kids );<text:line-break/></text:span></text:span><text:span text:style-name="Source_20_Text"><text:span text:style-name="T5">} else if ( name == "assert" &amp;&amp; nkids == 1 ) {<text:line-break/><text:tab/>//<text:tab/>Added in case-study: Adding New Element Type.<text:line-break/><text:tab/>if ( mnx-&gt;hasAttribute( "type", "bool" ) ) {<text:line-break/><text:tab/><text:tab/>return term_new_basic1( fnc_assert_bool, mnxChildToTerm( mnx, 0 ) );<text:line-break/><text:tab/>} else if ( mnx-&gt;hasAttribute( "n", "1" ) ) {<text:line-break/><text:tab/><text:tab/>return term_new_basic1( fnc_assert_single, mnxChildToTerm( mnx, 0 ) );<text:line-break/><text:tab/>}<text:line-break/><text:tab/>//<text:tab/>Fall through is treated as failure.<text:line-break/><text:tab/>throw Ginger::SystemError( "Unrecognised assert form" );</text:span></text:span><text:span text:style-name="Source_20_Text"><text:span text:style-name="T4"><text:line-break/>} else if ( name == "import" ) {<text:line-break/><text:tab/>throw Ginger::SystemError( "No longer handles import directly" );<text:line-break/></text:span></text:span></text:p>
      <text:p text:style-name="Standard">These new term types will drive the planting of the checking code. The code planter is defined in ${APPGINGER}/cpp/plant.cpp. The crucial method is<text:line-break/><text:tab/><text:span text:style-name="Source_20_Text">void PlantClass::compileTerm( Term term )<text:line-break/></text:span>We need to add the two new cases for handling two new enum Functor values.</text:p>
      <text:p text:style-name="Standard">In fact the code planter already has a special method <text:span text:style-name="Source_20_Text">PlantClass::compile1</text:span> for compiling code that <text:span text:style-name="T1">must</text:span><text:span text:style-name="T3"> return a single value, so that makes the single value case easy. The single, boolean result will need a little more help. We accomplish that by invoking a to-be-written system call.</text:span></text:p>
      <text:p text:style-name="Standard"><text:soft-page-break/></text:p>
      <text:p text:style-name="Standard"><text:span text:style-name="Source_20_Text"><text:span text:style-name="T4"><text:tab/>case fnc_not: {<text:line-break/><text:tab/><text:tab/>this-&gt;compile1( term_index( term, 0 ) );<text:line-break/><text:tab/><text:tab/>vmiNOT( this );<text:line-break/><text:tab/> <text:tab/>break;<text:line-break/><text:tab/>}<text:line-break/></text:span></text:span><text:span text:style-name="Source_20_Text"><text:span text:style-name="T5"><text:tab/>case fnc_assert_single: {<text:line-break/><text:tab/><text:tab/>this-&gt;compile1( term_index( term, 0 ) );<text:line-break/><text:tab/><text:tab/>break;<text:line-break/><text:tab/>}<text:line-break/><text:tab/>case fnc_assert_bool: {<text:line-break/><text:tab/><text:tab/>this-&gt;compile1( term_index( term, 0 ) );<text:line-break/><text:tab/><text:tab/>vmiSYS_CALL( this, sysCheckBool );<text:line-break/><text:tab/><text:tab/>break;<text:line-break/><text:tab/>}</text:span></text:span><text:span text:style-name="Source_20_Text"><text:span text:style-name="T4"><text:line-break/><text:tab/>case fnc_import: {<text:line-break/><text:tab/><text:tab/>//<text:tab/>Skip - is a pure environment effect.<text:line-break/><text:tab/><text:tab/>break;<text:line-break/><text:tab/>}</text:span></text:span></text:p>
      <text:p text:style-name="Standard"/>
      <text:p text:style-name="Standard">The loose end that needs tidying up is the implementation of sysCheckBool. System calls gets written in their own modules so we need to create<text:line-break/><text:tab/>${APPGINGER}/cpp/syscheck.cpp and <text:line-break/><text:tab/>${APPGINGER}/hpp/syscheck.hpp. <text:line-break/>There's a lot of boilerplate associated with writing system calls, so I tend to clone an existing system call – in this case I cloned syssymbol.[ch]pp and then stripped it back.</text:p>
      <text:p text:style-name="Standard">There's only one system function being defined here and that is sysCheckBool. System calls are permitted to be unsafe, as long as they are not exported, and because we know there will be one thing on the valuestack, guaranteed by the use of compile1, we can verify it without checking. Note that the code uses fastPeek rather than fastPop because the valuestack should not be disturbed.</text:p>
      <text:p text:style-name="Standard"/>
      <text:p text:style-name="Standard"><text:span text:style-name="Source_20_Text"><text:span text:style-name="T4">Ref * sysCheckBool( Ref * pc, class MachineClass * vm ) {<text:line-break/><text:tab/>Ref b = vm-&gt;fastPeek();<text:line-break/><text:tab/>if ( ! IsBoolean( b ) ) {<text:line-break/><text:tab/><text:tab/>throw Ginger::Mishap( "Boolean needed" ).<text:line-break/><text:tab/><text:tab/><text:tab/>culprit( "Value", refToString( b ) );<text:line-break/><text:tab/>}<text:line-break/><text:tab/>return pc;<text:line-break/>}</text:span></text:span></text:p>
      <text:p text:style-name="Standard">Also remember to add syscheck.o to the $OBJS in Makefile.in (and then rebuild Makefile – or cheat by editing it by hand – but remember if you cheat you have to do a full system check before the next push).</text:p>
      <text:p text:style-name="Standard">If the appginger virtual machine was properly organised, this would be completely done. But I wrote it long before I had the idea of breaking out the toolchain. So it still retains some relics that have been passed over to the simplifier. </text:p>
      <text:p text:style-name="Standard">In particular, there is arity inference code in ${APPGINGER}/cpp/arity.cpp. This should know about the new element types. It would not be much of an issue if it did not – but it should. It is a simple change that is needed.</text:p>
      <text:p text:style-name="Standard"/>
      <text:p text:style-name="Standard"><text:span text:style-name="Source_20_Text"><text:tab/><text:tab/>case fnc_assign: {<text:line-break/></text:span><text:soft-page-break/><text:span text:style-name="Source_20_Text"><text:tab/><text:tab/><text:tab/>this-&gt;arity = 0;<text:line-break/><text:tab/><text:tab/><text:tab/>this-&gt;more = false;<text:line-break/><text:tab/><text:tab/><text:tab/>break;<text:line-break/><text:tab/><text:tab/>}<text:line-break/></text:span><text:span text:style-name="Source_20_Text"><text:span text:style-name="T2"><text:tab/><text:tab/>case fnc_assert_single:<text:line-break/><text:tab/><text:tab/>case fnc_assert_bool:</text:span></text:span><text:span text:style-name="Source_20_Text"><text:line-break/><text:tab/><text:tab/>case fnc_int:<text:line-break/><text:tab/><text:tab/>case fnc_bool:<text:line-break/><text:tab/><text:tab/>case fnc_char:<text:line-break/><text:tab/><text:tab/>case fnc_id:<text:line-break/> <text:s text:c="6"/><text:tab/><text:tab/>case fnc_fn:<text:line-break/> <text:s text:c="6"/><text:tab/><text:tab/>case fnc_incr_by:<text:line-break/> <text:s/><text:tab/><text:tab/>case fnc_decr_by: {<text:line-break/><text:tab/><text:tab/><text:tab/>this-&gt;arity = 1;<text:line-break/><text:tab/><text:tab/><text:tab/>this-&gt;more = false;<text:line-break/><text:tab/><text:tab/><text:tab/>break;<text:line-break/><text:tab/><text:tab/>}<text:line-break/><text:tab/><text:tab/>case fnc_block:<text:line-break/><text:tab/><text:tab/>case fnc_seq: {<text:line-break/><text:tab/><text:tab/><text:tab/>int n = term_count( term );<text:line-break/><text:tab/><text:tab/><text:tab/>Arity k( 0 );<text:line-break/><text:tab/><text:tab/><text:tab/>for ( int i = 0; i &lt; n; i++ ) {<text:line-break/><text:tab/><text:tab/><text:tab/><text:tab/>k = k.add( Arity( term-&gt;child( i ) ) );<text:line-break/><text:tab/><text:tab/><text:tab/>}<text:line-break/><text:tab/><text:tab/><text:tab/>this-&gt;arity = k.arity;<text:line-break/><text:tab/><text:tab/><text:tab/>this-&gt;more = k.more;<text:line-break/><text:tab/><text:tab/><text:tab/>break;<text:line-break/><text:tab/><text:tab/>}</text:span></text:p>
      <text:p text:style-name="Standard"/>
      <text:h text:style-name="Heading_20_2" text:outline-level="2">Testing the Change</text:h>
      <text:p text:style-name="Standard">Does the new element work as advertised. We can easily write a new set fof functional tests to check this out. We have to create a new file<text:line-break/><text:tab/>${APPGINGER}/functest/assert.tests<text:line-break/>and then add it to the Makefile.in and rebuild the Makefile (or cheat as per usual).</text:p>
      <text:p text:style-name="Standard"/>
      <text:p text:style-name="Standard"><text:span text:style-name="Source_20_Text"><text:span text:style-name="T4">================================================================================<text:line-break/>Title: Verify assert with n="1" - just the right number of values.--------------------------------------------------------------------------------<text:line-break/>&lt;assert n="1"&gt;&lt;constant type="string" value="OK"/&gt;&lt;/assert&gt;--------------------------------------------------------------------------------<text:line-break/>OK<text:line-break/>================================================================================<text:line-break/>Title: Verify assert with n="1" - not enough values.<text:line-break/>Exit: 139--------------------------------------------------------------------------------<text:line-break/>&lt;assert n="1"&gt;&lt;seq/&gt;&lt;/assert&gt;<text:line-break/>================================================================================<text:line-break/>Title: Verify assert with n="1" - too many values<text:line-break/>Exit: 139<text:line-break/>--------------------------------------------------------------------------------<text:line-break/>&lt;assert n="1"&gt;&lt;seq&gt;&lt;constant type="string" value="One"/&gt;&lt;constant type="string" value="Two"/&gt;&lt;/seq&gt;&lt;/assert&gt;================================================================================<text:line-break/></text:span></text:span><text:soft-page-break/><text:span text:style-name="Source_20_Text"><text:span text:style-name="T4">Title: Verify assert with type="bool" - not a boolean<text:line-break/>Exit: 139<text:line-break/>--------------------------------------------------------------------------------<text:line-break/>&lt;assert type="bool"&gt;&lt;seq&gt;&lt;constant type="string" value="Ouch!"/&gt;&lt;/seq&gt;&lt;/assert&gt;<text:line-break/>================================================================================<text:line-break/>Title: Verify assert with type="bool" - is a boolean<text:line-break/>--------------------------------------------------------------------------------<text:line-break/>&lt;assert type="bool"&gt;&lt;seq&gt;&lt;constant type="bool" value="false"/&gt;&lt;/seq&gt;&lt;/assert&gt;<text:line-break/>--------------------------------------------------------------------------------<text:line-break/>false<text:line-break/>================================================================================Title: Verify assert with type="bool" - is the other boolean<text:line-break/>--------------------------------------------------------------------------------<text:line-break/>&lt;assert type="bool"&gt;&lt;seq&gt;&lt;constant type="bool" value="true"/&gt;&lt;/seq&gt;&lt;/assert&gt;<text:line-break/>--------------------------------------------------------------------------------<text:line-break/>true<text:line-break/>================================================================================</text:span></text:span></text:p>
      <text:p text:style-name="Standard"/>
      <text:p text:style-name="Standard"/>
      <text:p text:style-name="Standard"/>
      <text:h text:style-name="Heading_20_1" text:outline-level="1">Adding the New Element to the Simplifier, simplify2gnx</text:h>
      <text:h text:style-name="Heading_20_2" text:outline-level="2">About the Simplifier</text:h>
      <text:p text:style-name="Text_20_body">The simplifier is intended to be an important part of the toolchain, responsible for reducing full GNX down to a simplified, lower level form. This offloads a huge amount of grunt work from the back end virtual machines and hopefully will boost the chances of other people implementing new back ends.</text:p>
      <text:p text:style-name="Text_20_body">The simplifier will have the responsibility for eliminating the assert element wherever possible.</text:p>
      <text:h text:style-name="Heading_20_2" text:outline-level="2">Making the Change</text:h>
      <text:p text:style-name="Text_20_body">The simplifier is neatly contained in a single C++ file<text:line-break/><text:tab/><text:span text:style-name="Source_20_Text">${SIMPLIFYGMX}/cpp/simplifygnx.cpp</text:span><text:line-break/>which needs to take advantage of these new constructs. In particular the simplifier will need to try to eliminate asserts.</text:p>
      <text:p text:style-name="Text_20_body">After a little indecision I decided to integrate this into the Arity analysis phase, implemented by <text:span text:style-name="Source_20_Text">ArityMarker</text:span>. This is quite a significant change because this turns analysis phase into a rewriting phase. The consequences of this are that we may have to re-run earlier simplification phases.</text:p>
      <text:p text:style-name="Text_20_body">The main change is that the ArityMarker needs to record whether or not there is a change made, so that a re-run can occur. That's done by introducing a flag for tracking it.</text:p>
      <text:p text:style-name="Text_20_body"/>
      <text:p text:style-name="Text_20_body"><text:span text:style-name="Source_20_Text">class ArityMarker : public Ginger::MnxVisitor {<text:line-break/></text:span><text:span text:style-name="Source_20_Text"><text:span text:style-name="T2">private:<text:line-break/><text:tab/>bool changed;<text:line-break/><text:line-break/>public:<text:line-break/><text:tab/>bool hasChanged() { return this-&gt;changed; }</text:span></text:span><text:span text:style-name="Source_20_Text"></text:span></text:p>
      <text:p text:style-name="Text_20_body"><text:soft-page-break/>The next change is done on the way back up the tree, as implemented in <text:span text:style-name="Source_20_Text">ArityMarker::endVisit()</text:span>. This is because the optimisation is naturally bottom up. </text:p>
      <text:p text:style-name="Text_20_body"/>
      <text:p text:style-name="Text_20_body"><text:span text:style-name="Source_20_Text"><text:span text:style-name="T4">} else if ( x == "assert" &amp;&amp; element.size() == 1 ) {<text:line-break/><text:tab/>if ( element.hasAttribute( "n", "1" ) ) {<text:line-break/><text:tab/><text:tab/>if ( element.child( 0 )-&gt;hasAttribute( ARITY, "1" ) ) {<text:line-break/><text:tab/><text:tab/><text:tab/></text:span></text:span><text:span text:style-name="Source_20_Text"><text:span text:style-name="T6">shared&lt; Ginger::Mnx &gt; c = element.child( 0 );</text:span></text:span><text:span text:style-name="Source_20_Text"><text:span text:style-name="T4"><text:line-break/><text:tab/><text:tab/><text:tab/></text:span></text:span><text:span text:style-name="Source_20_Text"><text:span text:style-name="T6">element.copyFrom( *c );</text:span></text:span><text:span text:style-name="Source_20_Text"><text:span text:style-name="T4"><text:line-break/><text:tab/><text:tab/><text:tab/></text:span></text:span><text:span text:style-name="Source_20_Text"><text:span text:style-name="T6">this-&gt;changed = true;</text:span></text:span><text:span text:style-name="Source_20_Text"><text:span text:style-name="T4"><text:line-break/><text:tab/><text:tab/>} else {<text:line-break/><text:tab/><text:tab/><text:tab/>element.putAttribute( ARITY, "1" );<text:line-break/><text:tab/><text:tab/>}<text:line-break/><text:tab/>} else if ( element.hasAttribute( "type" ) ) {<text:line-break/><text:tab/><text:tab/>shared&lt; Ginger::Mnx &gt; c = element.child( 0 );<text:line-break/><text:tab/><text:tab/>if ( <text:line-break/><text:tab/><text:tab/><text:tab/>c-&gt;name() == "constant" &amp;&amp;<text:line-break/><text:tab/><text:tab/><text:tab/>element.attribute( "type" ) == c-&gt;attribute( "type" )<text:line-break/><text:tab/><text:tab/>) {<text:line-break/><text:tab/><text:tab/><text:tab/></text:span></text:span><text:span text:style-name="Source_20_Text"><text:span text:style-name="T6">element.copyFrom( *c );</text:span></text:span><text:span text:style-name="Source_20_Text"><text:span text:style-name="T4"><text:line-break/><text:tab/><text:tab/><text:tab/></text:span></text:span><text:span text:style-name="Source_20_Text"><text:span text:style-name="T6">this-&gt;changed = true;</text:span></text:span><text:span text:style-name="Source_20_Text"><text:span text:style-name="T4"><text:line-break/><text:tab/><text:tab/>} else {<text:line-break/><text:tab/><text:tab/><text:tab/>element.putAttribute( ARITY, "1" );<text:line-break/><text:tab/><text:tab/>}<text:line-break/><text:tab/>}</text:span></text:span></text:p>
      <text:p text:style-name="Text_20_body"/>
      <text:p text:style-name="Text_20_body">This is all new code. The place where the tree is modified is highlighted in orange. Note how the child element is saved in a variable 'c' prior to updating the parent – to prevent the smart pointer from trashing the child. In both sections the effect is to discard the assert.</text:p>
      <text:p text:style-name="Text_20_body">It is also worth noting that the second modification is guarded by the condition<text:line-break/><text:tab/><text:span text:style-name="Source_20_Text"><text:span text:style-name="T4">element.attribute( "type" ) == c-&gt;attribute( "type" )</text:span></text:span></text:p>
      <text:p text:style-name="P1">This anticipates generalising the assert to other types apart from <text:span text:style-name="Source_20_Text">bool</text:span>.</text:p>
      <text:h text:style-name="Heading_20_2" text:outline-level="2">Testing the Change</text:h>
      <text:p text:style-name="Text_20_body">As before, we add some functional tests to verify that the changes we expect actually happen.</text:p>
      <text:p text:style-name="Text_20_body"/>
      <text:p text:style-name="Text_20_body"><text:span text:style-name="Source_20_Text"><text:span text:style-name="T4">================================================================================<text:line-break/>Title: Elimination of assert with type="bool"<text:line-break/>--------------------------------------------------------------------------------<text:line-break/>&lt;assert type="bool"&gt;&lt;constant type="bool" value="false"/&gt;&lt;/assert&gt;<text:line-break/>--------------------------------------------------------------------------------<text:line-break/>&lt;constant arity="1" type="bool" value="false"/&gt;<text:line-break/>================================================================================<text:line-break/>Title: Failed elimination of assert with non-matching type<text:line-break/>--------------------------------------------------------------------------------<text:line-break/>&lt;assert type="bool"&gt;&lt;constant type="string" value="false"/&gt;&lt;/assert&gt;<text:line-break/>--------------------------------------------------------------------------------<text:line-break/>&lt;assert arity="1" type="bool"&gt;&lt;constant arity="1" type="string" value="false"/&gt;&lt;/assert&gt;<text:line-break/>================================================================================<text:line-break/>Title: Elimination of assert with n = "1"<text:line-break/>--------------------------------------------------------------------------------<text:line-break/>&lt;assert n="1"&gt;&lt;constant type="string" value="false"/&gt;&lt;/assert&gt;<text:line-break/>--------------------------------------------------------------------------------<text:line-break/>&lt;constant arity="1" type="string" value="false"/&gt;<text:line-break/>================================================================================<text:line-break/>Title: Non-elimination of assert with n = "1"<text:line-break/></text:span></text:span><text:soft-page-break/><text:span text:style-name="Source_20_Text"><text:span text:style-name="T4">--------------------------------------------------------------------------------<text:line-break/>&lt;assert n="1"&gt;&lt;seq/&gt;&lt;/assert&gt;<text:line-break/>--------------------------------------------------------------------------------<text:line-break/>&lt;assert arity="1" n="1"&gt;&lt;seq arity="0"/&gt;&lt;/assert&gt;<text:line-break/>================================================================================</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Verdana" svg:font-family="Verdana"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each</meta:initial-creator>
    <meta:creation-date>2011-11-13T07:35:58</meta:creation-date>
    <dc:date>2011-11-13T14:54:04</dc:date>
    <dc:creator>Stephen Leach</dc:creator>
    <meta:editing-duration>PT7H18M10S</meta:editing-duration>
    <meta:editing-cycles>48</meta:editing-cycles>
    <meta:generator>LibreOffice/3.4$Unix LibreOffice_project/340m1$Build-302</meta:generator>
    <meta:document-statistic meta:table-count="0" meta:image-count="0" meta:object-count="0" meta:page-count="7" meta:paragraph-count="50" meta:word-count="1809" meta:character-count="13774" meta:non-whitespace-character-count="11694"/>
  </office:meta>
</office:document-meta>
</file>